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fo:break-before="page">
        <style:tab-stops>
          <style:tab-stop style:position="0.75in"/>
        </style:tab-stops>
      </style:paragraph-properties>
    </style:style>
    <style:style style:name="P2" style:family="paragraph" style:parent-style-name="Heading_20_2">
      <style:paragraph-properties fo:margin-left="0in" fo:margin-right="0in" fo:text-indent="0in" style:auto-text-indent="false">
        <style:tab-stops>
          <style:tab-stop style:position="0.75in"/>
        </style:tab-stops>
      </style:paragraph-properties>
    </style:style>
    <style:style style:name="P3" style:family="paragraph" style:parent-style-name="Standard" style:list-style-name="WW8Num18"/>
    <style:style style:name="P4" style:family="paragraph" style:parent-style-name="Standard" style:list-style-name="WW8Num18"/>
    <style:style style:name="P5" style:family="paragraph" style:parent-style-name="Standard" style:list-style-name="WW8Num18"/>
    <style:style style:name="P6" style:family="paragraph" style:parent-style-name="Standard" style:list-style-name="WW8Num18"/>
    <style:style style:name="P7" style:family="paragraph" style:parent-style-name="Standard" style:list-style-name="WW8Num18"/>
    <style:style style:name="P8" style:family="paragraph" style:parent-style-name="Standard" style:list-style-name="WW8Num18"/>
    <style:style style:name="P9" style:family="paragraph" style:parent-style-name="Standard" style:list-style-name="WW8Num18"/>
    <style:style style:name="P10" style:family="paragraph" style:parent-style-name="Standard" style:list-style-name="WW8Num18"/>
    <style:style style:name="P11" style:family="paragraph" style:parent-style-name="Standard" style:list-style-name="WW8Num18"/>
    <style:style style:name="P12" style:family="paragraph" style:parent-style-name="Standard" style:list-style-name="WW8Num18"/>
    <style:style style:name="P13" style:family="paragraph" style:parent-style-name="Standard" style:list-style-name="WW8Num14"/>
    <style:style style:name="P14" style:family="paragraph" style:parent-style-name="Standard" style:list-style-name="WW8Num14"/>
    <style:style style:name="P15" style:family="paragraph" style:parent-style-name="Standard" style:list-style-name="WW8Num14"/>
    <style:style style:name="P16" style:family="paragraph" style:parent-style-name="Standard" style:list-style-name="WW8Num14"/>
    <style:style style:name="P17" style:family="paragraph" style:parent-style-name="Standard" style:list-style-name="WW8Num14"/>
    <style:style style:name="P18" style:family="paragraph" style:parent-style-name="Standard" style:list-style-name="WW8Num14"/>
    <style:style style:name="P19" style:family="paragraph" style:parent-style-name="Standard" style:list-style-name="WW8Num14"/>
    <style:style style:name="P20" style:family="paragraph" style:parent-style-name="Standard" style:list-style-name="WW8Num14"/>
    <style:style style:name="P21" style:family="paragraph" style:parent-style-name="Standard" style:list-style-name="WW8Num14"/>
    <style:style style:name="P22" style:family="paragraph" style:parent-style-name="Standard" style:list-style-name="WW8Num14"/>
    <style:style style:name="P23" style:family="paragraph" style:parent-style-name="Standard" style:list-style-name="WW8Num14"/>
    <style:style style:name="P24" style:family="paragraph" style:parent-style-name="Standard" style:list-style-name="WW8Num14"/>
    <style:style style:name="P25" style:family="paragraph" style:parent-style-name="Standard" style:list-style-name="WW8Num14"/>
    <style:style style:name="P26" style:family="paragraph" style:parent-style-name="Standard">
      <style:paragraph-properties fo:margin-left="0in" fo:margin-right="0in" fo:text-indent="0in" style:auto-text-indent="false">
        <style:tab-stops>
          <style:tab-stop style:position="0.75in"/>
        </style:tab-stops>
      </style:paragraph-properties>
    </style:style>
    <style:style style:name="P27" style:family="paragraph" style:parent-style-name="Standard" style:list-style-name="WW8Num18">
      <style:paragraph-properties fo:margin-left="0in" fo:margin-right="0in" fo:text-indent="0in" style:auto-text-indent="false">
        <style:tab-stops>
          <style:tab-stop style:position="0.75in"/>
        </style:tab-stops>
      </style:paragraph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Legge til behov</text:h>
      <text:p text:style-name="Standard">Ved registrering av nytt behov skal følgende fylles ut;</text:p>
      <text:list text:style-name="WW8Num14">
        <text:list-item>
          <text:p text:style-name="P13">Titteltekst for behovet samt en beskrivelse</text:p>
        </text:list-item>
        <text:list-item>
          <text:p text:style-name="P13">Behovet kan registreres på kategori – mot en type plan</text:p>
        </text:list-item>
        <text:list-item>
          <text:p text:style-name="P13">Behovet må registreres til et objekt; klikk i boks for det nivået behovet skal registeres. Velg objekt fra eget pop-up vindu.</text:p>
        </text:list-item>
        <text:list-item>
          <text:p text:style-name="P13">Status; velges fra nedtrekksmeny som defineres i egen meny under Admin. Aktuelle type status kan blant annet være bestilt, prisforespørsel, planlagt, aktiv, avsluttet, avbrutt etc.</text:p>
        </text:list-item>
      </text:list>
      <text:p text:style-name="Standard"/>
      <text:p text:style-name="Standard">I tillegg bør følgende fylles ut, men er ikke påkrevd</text:p>
      <text:list text:style-name="WW8Num14">
        <text:list-item>
          <text:p text:style-name="P13">Strømmåler (målernr)</text:p>
        </text:list-item>
        <text:list-item>
          <text:p text:style-name="P13">Budsjett</text:p>
        </text:list-item>
        <text:list-item>
          <text:p text:style-name="P13">Koordinator</text:p>
        </text:list-item>
        <text:list-item>
          <text:p text:style-name="P13">Anmodningens start- og sluttdato; eventuell frist for gjennomføring av tiltak </text:p>
        </text:list-item>
        <text:list-item>
          <text:p text:style-name="P13">Hvilke faggrupper behovet innbefatter</text:p>
        </text:list-item>
        <text:list-item>
          <text:p text:style-name="P13">Beskrivelse av viktighet; talltegn for henholdsvis tilstandsgrad, sannsynlighet og konsekvens innenfor vurderingene sikkerhet, estetikk, innendørs klima, følgeskader, brukertilfredshet og bomiljø. De enkelte områdene er vektet innbyrdes i egen meny under Admin. Utregningen resulterer i en poengsum som vises i underkant av tabellen.</text:p>
        </text:list-item>
        <text:list-item>
          <text:p text:style-name="P13">Dersom behovet har sin bakgrunn i offentlige pålegg markeres dette i egen avmerkingsboks</text:p>
        </text:list-item>
        <text:list-item>
          <text:p text:style-name="P13">Eventuelle filer kan lastes opp og legges ved behovet som dokumentasjon, for eksempel bildefil</text:p>
        </text:list-item>
        <text:list-item>
          <text:p text:style-name="P13">Det kan også varsles om opprettelse av behovet til e-postmottaker. Opprett adresse og merk av i boks for varsling</text:p>
        </text:list-item>
      </text:list>
      <text:p text:style-name="Standard"/>
      <text:h text:style-name="P2" text:outline-level="2">Editere anmodning</text:h>
      <text:p text:style-name="Standard">Et registrert behov kan redigeres ved å klikke å Editer for det aktuelle behovet.</text:p>
      <text:p text:style-name="Standard"/>
      <text:p text:style-name="Standard">Alle registreringer er tilgjengelig for endring, fortsett fra anmodningsnr. Dette kan ikke endres, bare slettes.</text:p>
      <text:p text:style-name="Standard"/>
      <text:p text:style-name="Standard">Opplastede filer slettes ved å merke aktuell(e) fil(er) og ”Lagre”.</text:p>
      <text:p text:style-name="Standard"/>
      <text:p text:style-name="Standard">Anmodningen kan kopieres dersom et likelydende behov skal registreres.</text:p>
      <text:p text:style-name="Standard"/>
      <text:p text:style-name="Standard">Aktuell person kan varsles om dine endringer ved å registrere e-postadressen i eget vindu og markere avmerkingsboksen i forkant. Epost sendes ved lagring.</text:p>
      <text:p text:style-name="Standard"/>
      <text:p text:style-name="Standard">Utførte endringer registreres i historikken nederst på siden.</text:p>
      <text:p text:style-name="Standard"/>
      <text:p text:style-name="Standard">Det kan også opprettes et prosjekt direkte fra registrert behov/anmodning. </text:p>
      <text:p text:style-name="P26"/>
      <text:h text:style-name="P2" text:outline-level="2">Opprette prosjekt fra behov</text:h>
      <text:p text:style-name="Standard">Ved opprettelse av prosjekt direkte fra registrert behov vises anmodnings ID på prosjektet. Det er derfor mulig å spore et prosjekt til et behov og videre til en melding fra for eksempel en leietaker.</text:p>
      <text:p text:style-name="Standard"/>
      <text:p text:style-name="Standard">Beskrivende tekst, objekt ID, leietaker/beboer samt startdato overføres fra behov til vindu for opprettelse av prosjekt. </text:p>
      <text:p text:style-name="Standard"/>
      <text:p text:style-name="Standard">Følgende må fylles ut før lagring/opprettelse av prosjektet;</text:p>
      <text:list text:style-name="WW8Num18">
        <text:list-item>
          <text:p text:style-name="P3">Kategori prosjektet hører under; eksempelvis løpende drift, vedlikehold, utvikling etc</text:p>
        </text:list-item>
        <text:list-item>
          <text:p text:style-name="P3">Bygningsdel; </text:p>
        </text:list-item>
        <text:list-item>
          <text:p text:style-name="P3">Budsjett med eventuell reserve</text:p>
        </text:list-item>
        <text:list-item>
          <text:p text:style-name="P3">Koordinator for prosjektet</text:p>
        </text:list-item>
        <text:list-item>
          <text:p text:style-name="P3">Status på prosjektet</text:p>
        </text:list-item>
        <text:list-item>
          <text:p text:style-name="P3">Planlagt sluttdato</text:p>
        </text:list-item>
        <text:list-item>
          <text:p text:style-name="P3">Hvilke fag prosjektet omfatter</text:p>
        </text:list-item>
        <text:list-item>
          <text:p text:style-name="P3">Hvor nøkkel skal hentes og leveres</text:p>
        </text:list-item>
        <text:list-item>
          <text:p text:style-name="P3">Hvem som er nøkkelansvarlig</text:p>
        </text:list-item>
        <text:list-item>
          <text:p text:style-name="P3">Be om godkjenning</text:p>
        </text:list-item>
        <text:list-item>
          <text:p text:style-name="P27">Eventuell merknad til prosjekte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suffix="." style:num-format="1">
        <style:list-level-properties text:min-label-width="0.25in"/>
      </text:list-level-style-number>
      <text:list-level-style-number text:level="2" text:style-name="WW8Num1z1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start-value="3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8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8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8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igurd Nes</meta:initial-creator>
    <meta:creation-date>2007-04-04T09:02:11</meta:creation-date>
    <dc:creator>Sigurd Nes</dc:creator>
    <dc:date>2007-04-04T09:07:57</dc:date>
    <dc:language>en-US</dc:language>
    <meta:editing-cycles>4</meta:editing-cycles>
    <meta:editing-duration>PT5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9" meta:word-count="394" meta:character-count="2685"/>
  </office:meta>
</office:document-meta>
</file>